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rsid="00037c43" officeooo:paragraph-rsid="00037c43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rsid="00037c43" officeooo:paragraph-rsid="00037c4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37c43" officeooo:paragraph-rsid="00037c43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37c43" officeooo:paragraph-rsid="0004d232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37c43" officeooo:paragraph-rsid="001a1877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4d232" officeooo:paragraph-rsid="0006a24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4d232" officeooo:paragraph-rsid="0004d232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6a246" officeooo:paragraph-rsid="0006a24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70688" officeooo:paragraph-rsid="00070688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08a5f9" officeooo:paragraph-rsid="0008a5f9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officeooo:rsid="001321a6" officeooo:paragraph-rsid="001321a6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037c43" officeooo:paragraph-rsid="00037c43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04d232" officeooo:paragraph-rsid="0004d232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04d232" officeooo:paragraph-rsid="0006a246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059f7e" officeooo:paragraph-rsid="00059f7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06a246" officeooo:paragraph-rsid="0006a246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16f326" officeooo:paragraph-rsid="0016f326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language="ru" fo:country="RU" fo:font-style="normal" style:text-underline-style="none" fo:font-weight="bold" officeooo:rsid="00070688" officeooo:paragraph-rsid="00070688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language="ru" fo:country="RU" style:text-underline-style="solid" style:text-underline-width="auto" style:text-underline-color="font-color" fo:font-weight="bold" officeooo:rsid="00037c43" officeooo:paragraph-rsid="00037c43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style="normal" officeooo:paragraph-rsid="0004d232"/>
    </style:style>
    <style:style style:name="T1" style:family="text">
      <style:text-properties officeooo:rsid="0004d232"/>
    </style:style>
    <style:style style:name="T2" style:family="text">
      <style:text-properties officeooo:rsid="0006a246"/>
    </style:style>
    <style:style style:name="T3" style:family="text">
      <style:text-properties officeooo:rsid="00070688"/>
    </style:style>
    <style:style style:name="T4" style:family="text">
      <style:text-properties fo:language="en" fo:country="US"/>
    </style:style>
    <style:style style:name="T5" style:family="text">
      <style:text-properties officeooo:rsid="0008a5f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" fo:letter-spacing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Times New Roman" fo:letter-spacing="normal" fo:font-weight="normal" officeooo:rsid="000a15a6" style:font-size-asian="11pt" style:font-size-complex="11pt"/>
    </style:style>
    <style:style style:name="T9" style:family="text">
      <style:text-properties fo:font-variant="normal" fo:text-transform="none" fo:color="#000000" style:font-name="Times New Roman" fo:letter-spacing="normal" fo:language="ru" fo:country="RU" fo:font-weight="normal" style:font-size-asian="11pt" style:font-size-complex="11pt"/>
    </style:style>
    <style:style style:name="T10" style:family="text">
      <style:text-properties fo:font-variant="normal" fo:text-transform="none" fo:color="#000000" style:font-name="Times New Roman" fo:letter-spacing="normal" fo:language="ru" fo:country="RU" fo:font-weight="normal" officeooo:rsid="000a15a6" style:font-size-asian="11pt" style:font-size-complex="11pt"/>
    </style:style>
    <style:style style:name="T11" style:family="text">
      <style:text-properties style:text-line-through-style="none" style:text-line-through-type="none" fo:language="ru" fo:country="RU" style:text-underline-style="none" fo:font-weight="bold" officeooo:rsid="0004d232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text-line-through-style="none" style:text-line-through-type="none" style:font-name="Times New Roman" fo:language="ru" fo:country="RU" style:text-underline-style="none" officeooo:rsid="0004d232" style:font-size-asian="11pt" style:font-style-asian="normal" style:font-size-complex="11pt" style:font-style-complex="normal"/>
    </style:style>
    <style:style style:name="T13" style:family="text">
      <style:text-properties style:text-line-through-style="none" style:text-line-through-type="none" style:font-name="Times New Roman" fo:language="ru" fo:country="RU" style:text-underline-style="none" officeooo:rsid="000a15a6" style:font-size-asian="11pt" style:font-style-asian="normal" style:font-size-complex="11pt" style:font-style-complex="normal"/>
    </style:style>
    <style:style style:name="T14" style:family="text">
      <style:text-properties officeooo:rsid="000a15a6"/>
    </style:style>
    <style:style style:name="T15" style:family="text">
      <style:text-properties officeooo:rsid="0010ef77"/>
    </style:style>
    <style:style style:name="T16" style:family="text">
      <style:text-properties officeooo:rsid="0016698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8758" style:font-weight-asian="normal" style:font-weight-complex="normal"/>
    </style:style>
    <style:style style:name="T19" style:family="text">
      <style:text-properties fo:font-weight="normal" officeooo:rsid="001bee34" style:font-weight-asian="normal" style:font-weight-complex="normal"/>
    </style:style>
    <style:style style:name="T20" style:family="text">
      <style:text-properties fo:font-weight="normal" officeooo:rsid="001c95c1" style:font-weight-asian="normal" style:font-weight-complex="normal"/>
    </style:style>
    <style:style style:name="T21" style:family="text">
      <style:text-properties fo:font-weight="normal" officeooo:rsid="001e3bb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сиченко Ольга Викторовна</text:p>
      <text:p text:style-name="P1"/>
      <text:p text:style-name="P19">Личные данные:</text:p>
      <text:p text:style-name="P3"><text:span text:style-name="T6">Гражданство:</text:span> Украинка</text:p>
      <text:p text:style-name="P3"><text:span text:style-name="T6">Дата рождения:</text:span> 26 апреля 1985 года</text:p>
      <text:p text:style-name="P3"><text:span text:style-name="T6">Место жительства:</text:span> г. Черкассы, ул. Чигиринская 52, кв. 26</text:p>
      <text:p text:style-name="P3"><text:span text:style-name="T6">Семейное положение:</text:span> гражданский брак, ребенок (<text:span text:style-name="T16">4 </text:span>года) в садике</text:p>
      <text:p text:style-name="P5"><text:span text:style-name="T6">Контактная информация:</text:span> тел. 093-683-94-20, <text:s/>097-629-67-16</text:p>
      <text:p text:style-name="P3"><text:s text:c="55"/></text:p>
      <text:p text:style-name="P12">Образование: 01.09.2003г.- 30.06.2009г.</text:p>
      <text:p text:style-name="P12">«Государственная академия статистики, учета и аудита»</text:p>
      <text:p text:style-name="P3"><text:span text:style-name="T6">Факультет:</text:span> Учет и аудит</text:p>
      <text:p text:style-name="P3"><text:span text:style-name="T6">Квалификация:</text:span> Бакалавр «<text:span text:style-name="T15">Учет и аудит</text:span>» <text:span text:style-name="T15">- бухгалтер</text:span></text:p>
      <text:p text:style-name="P3"><text:span text:style-name="T6">23.12.2005г.</text:span> Прошла курсы в КА «Иланта»</text:p>
      <text:p text:style-name="P3"><text:span text:style-name="T6">Специальность</text:span> - «Менеджер по продажам»</text:p>
      <text:p text:style-name="P3"><text:span text:style-name="T6">2007г.</text:span> - Прошла <text:span text:style-name="T1">курсовое обучение в КА «Биржа Труда»</text:span></text:p>
      <text:p text:style-name="P4"><text:span text:style-name="T6">Специальност</text:span>ь <text:span text:style-name="T1">- «Оператор ПК со знанием 1:С Бухгалтерии»</text:span></text:p>
      <text:p text:style-name="P4"/>
      <text:p text:style-name="P17">Опыт работы:</text:p>
      <text:p text:style-name="P17">2018 год — ТОВ «ПМ-Арснал»</text:p>
      <text:p text:style-name="P17">Бухгалтер</text:p>
      <text:p text:style-name="P17">Должностные обязанности: <text:span text:style-name="T17">Приходная и расходная документация, </text:span><text:span text:style-name="T19">сверка </text:span><text:span text:style-name="T20">взаиморасчетов</text:span><text:span text:style-name="T19"> с контрагентами,</text:span><text:span text:style-name="T17"> работа с Клиент-Банком </text:span><text:span text:style-name="T21">оплата и формирование счетов на оплату</text:span><text:span text:style-name="T17"> и разнесение </text:span><text:span text:style-name="T18">банковских</text:span><text:span text:style-name="T17"> выписок в 1С,авансовые отчеты, </text:span><text:span text:style-name="T18">работа с договорами, входящая и выходящая документация, кадровое делопроизводство.</text:span></text:p>
      <text:p text:style-name="P17"><text:s/></text:p>
      <text:p text:style-name="P13">Опыт работы:</text:p>
      <text:p text:style-name="P13">2012г. - 2014г. - ЧП <text:s/>«Попудрибко Я.Б.»</text:p>
      <text:p text:style-name="P13">Бухгалтер — оператор 1:С Бухгалтерии (Торговля)</text:p>
      <text:p text:style-name="P20"><text:span text:style-name="T11">Должностные обязанности: </text:span><text:span text:style-name="T12">Денежные и товарные </text:span><text:span text:style-name="T13">отчеты, внесение</text:span><text:span text:style-name="T7"> данных </text:span><text:span text:style-name="T9">о</text:span><text:span text:style-name="T10"> </text:span><text:span text:style-name="T9">товаре</text:span><text:span text:style-name="T7"> из первичных документов (расходные накладные, накладные внутреннего перемещения, акты списания и т.д.) в учетную систему </text:span><text:span text:style-name="T8">магазина, возвраты</text:span><text:span text:style-name="T10"> поставщикам, оформление</text:span><text:span text:style-name="T7"> внутренних перемещений в1С (между подразделениями, </text:span><text:span text:style-name="T8">магазином, складом</text:span><text:span text:style-name="T7">),проведение </text:span><text:span text:style-name="T8">переоценки </text:span><text:span text:style-name="T10">и списания, печать</text:span><text:span text:style-name="T7"> ценников и передача </text:span><text:span text:style-name="T10">их</text:span><text:span text:style-name="T7"> ответственным лицам, </text:span><text:span text:style-name="T10">закрытие отчетного периода.</text:span></text:p>
      <text:p text:style-name="P7"/>
      <text:p text:style-name="P15">11.02.2009г. - 04.06.2010г. - АО «Дельта Банк»</text:p>
      <text:p text:style-name="P15">Кредитный инспектор</text:p>
      <text:p text:style-name="P6"><text:span text:style-name="T6">Должностные обязанности</text:span>: <text:span text:style-name="T2">Привлечение клиентов, оценка кредитоспособности</text:span></text:p>
      <text:p text:style-name="P8">заемщиков, заключение договоров по кредиту и страхованию, выдача по<text:span text:style-name="T14">т</text:span>ребительских кредитов и кредитных карт, оформление депозитов, расчет и перерасчет платежей по кредиту, контроль за оплатой кредита. </text:p>
      <text:p text:style-name="P14"/>
      <text:p text:style-name="P16">25.11.2006г. - 13.07.2007г. - ОСББ «Обериг» <text:s/></text:p>
      <text:p text:style-name="P16">Главный бухгалтер</text:p>
      <text:p text:style-name="P6"><text:span text:style-name="T6">Должностные обязанности:</text:span> <text:span text:style-name="T3">Начисление и выдача заработной платы, работа с банковской и кассовой документацией, составление и сдача отчетности в Налоговую и Фонды, расчеты с подотчетными лицами, начисление и принятие квартплаты, регистрация и контроль за входящей и выходящей документацией.</text:span></text:p>
      <text:p text:style-name="P18">Профессиональные навыки:</text:p>
      <text:p text:style-name="P9"><text:span text:style-name="T6">Знание компьютера:</text:span> Пользователь (<text:span text:style-name="T4">Word, Excel, </text:span>1:С Бухгалтерия, Интернет, Клиент-Банк, <text:span text:style-name="T4">MC Ofisse</text:span>)</text:p>
      <text:p text:style-name="P9"><text:span text:style-name="T6">Иностранные языки:</text:span> Украинский, русский — свободное владение; Английский, французский — базовый уровень, со словарем. </text:p>
      <text:p text:style-name="P9"><text:span text:style-name="T6">Качества:</text:span> Ответственная, коммуникабельная, <text:span text:style-name="T5">порядочная, честная, серйозно отношусь к выполнению обязанностей и приказов, огромное желание работать, учиться и приобретать новые навыки.</text:span></text:p>
      <text:p text:style-name="P9"/>
      <text:p text:style-name="P10"><text:soft-page-break/><text:span text:style-name="T6">Цель:</text:span> Реализация своих возможностей. <text:s text:c="3"/></text:p>
      <text:p text:style-name="P11"/>
      <text:p text:style-name="P9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2S</meta:editing-duration>
    <meta:editing-cycles>22</meta:editing-cycles>
    <meta:generator>LibreOffice/5.2.3.3$Windows_X86_64 LibreOffice_project/d54a8868f08a7b39642414cf2c8ef2f228f780cf</meta:generator>
    <dc:date>2019-02-11T13:34:01.880000000</dc:date>
    <meta:document-statistic meta:table-count="0" meta:image-count="0" meta:object-count="0" meta:page-count="2" meta:paragraph-count="38" meta:word-count="323" meta:character-count="2691" meta:non-whitespace-character-count="2332"/>
    <meta:user-defined meta:name="Info 1"/>
    <meta:user-defined meta:name="Info 2"/>
    <meta:user-defined meta:name="Info 3"/>
    <meta:user-defined meta:name="Info 4"/>
  </office:meta>
</office:document-meta>
</file>